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ar font-mono" svg:font-family="'var font-mono'"/>
  </office:font-face-decls>
  <office:automatic-styles>
    <style:style style:name="P1" style:family="paragraph" style:parent-style-name="Preformatted_20_Text">
      <loext:graphic-properties draw:fill="none" draw:fill-color="#ffffff"/>
      <style:paragraph-properties fo:margin-left="0cm" fo:margin-right="0cm" fo:line-height="150%" fo:text-align="start" style:justify-single-word="false" fo:text-indent="0cm" style:auto-text-indent="false" fo:background-color="transparent" fo:padding="0cm" fo:border="none"/>
    </style:style>
    <style:style style:name="P2" style:family="paragraph" style:parent-style-name="Preformatted_20_Text">
      <loext:graphic-properties draw:fill="none" draw:fill-color="#ffffff"/>
      <style:paragraph-properties fo:margin-top="0cm" fo:margin-bottom="0.499cm" style:contextual-spacing="false" fo:line-height="150%" fo:text-align="start" style:justify-single-word="false" fo:background-color="transparent" fo:padding="0cm" fo:border="none"/>
    </style:style>
    <style:style style:name="P3" style:family="paragraph" style:parent-style-name="Preformatted_20_Text">
      <loext:graphic-properties draw:fill="none" draw:fill-color="#ffffff"/>
      <style:paragraph-properties fo:line-height="150%" fo:text-align="start" style:justify-single-word="false" fo:background-color="transparent" fo:padding="0cm" fo:border="non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cm" fo:margin-bottom="0cm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cm" fo:margin-bottom="0cm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cm" fo:margin-bottom="0cm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cm" fo:margin-bottom="0cm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cm" fo:margin-bottom="0cm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4">
      <style:paragraph-properties fo:margin-top="0cm" fo:margin-bottom="0cm" style:contextual-spacing="false"/>
    </style:style>
    <style:style style:name="P31" style:family="paragraph" style:parent-style-name="Text_20_body" style:list-style-name="L15"/>
    <style:style style:name="P32" style:family="paragraph" style:parent-style-name="Text_20_body" style:list-style-name="L15">
      <style:paragraph-properties fo:margin-top="0cm" fo:margin-bottom="0cm" style:contextual-spacing="false"/>
    </style:style>
    <style:style style:name="P33" style:family="paragraph" style:parent-style-name="Text_20_body" style:list-style-name="L16"/>
    <style:style style:name="P34" style:family="paragraph" style:parent-style-name="Text_20_body" style:list-style-name="L16">
      <style:paragraph-properties fo:margin-top="0cm" fo:margin-bottom="0cm" style:contextual-spacing="false"/>
    </style:style>
    <style:style style:name="P35" style:family="paragraph" style:parent-style-name="Text_20_body" style:list-style-name="L17"/>
    <style:style style:name="P36" style:family="paragraph" style:parent-style-name="Text_20_body" style:list-style-name="L17">
      <style:paragraph-properties fo:margin-top="0cm" fo:margin-bottom="0cm" style:contextual-spacing="false"/>
    </style:style>
    <style:style style:name="P37" style:family="paragraph" style:parent-style-name="Text_20_body" style:list-style-name="L18"/>
    <style:style style:name="P38" style:family="paragraph" style:parent-style-name="Text_20_body" style:list-style-name="L18">
      <style:paragraph-properties fo:margin-top="0cm" fo:margin-bottom="0cm" style:contextual-spacing="false"/>
    </style:style>
    <style:style style:name="P39" style:family="paragraph" style:parent-style-name="Text_20_body" style:list-style-name="L19"/>
    <style:style style:name="P40" style:family="paragraph" style:parent-style-name="Text_20_body" style:list-style-name="L19">
      <style:paragraph-properties fo:margin-top="0cm" fo:margin-bottom="0cm" style:contextual-spacing="false"/>
    </style:style>
    <style:style style:name="P41" style:family="paragraph" style:parent-style-name="Text_20_body" style:list-style-name="L20"/>
    <style:style style:name="P42" style:family="paragraph" style:parent-style-name="Text_20_body" style:list-style-name="L20">
      <style:paragraph-properties fo:margin-top="0cm" fo:margin-bottom="0cm" style:contextual-spacing="false"/>
    </style:style>
    <style:style style:name="P43" style:family="paragraph" style:parent-style-name="Text_20_body" style:list-style-name="L21"/>
    <style:style style:name="P44" style:family="paragraph" style:parent-style-name="Text_20_body" style:list-style-name="L21">
      <style:paragraph-properties fo:margin-top="0cm" fo:margin-bottom="0cm" style:contextual-spacing="false"/>
    </style:style>
    <style:style style:name="P45" style:family="paragraph" style:parent-style-name="Text_20_body" style:list-style-name="L22"/>
    <style:style style:name="P46" style:family="paragraph" style:parent-style-name="Text_20_body" style:list-style-name="L22">
      <style:paragraph-properties fo:margin-top="0cm" fo:margin-bottom="0cm" style:contextual-spacing="false"/>
    </style:style>
    <style:style style:name="P47" style:family="paragraph" style:parent-style-name="Text_20_body" style:list-style-name="L23"/>
    <style:style style:name="P48" style:family="paragraph" style:parent-style-name="Text_20_body" style:list-style-name="L23">
      <style:paragraph-properties fo:margin-top="0cm" fo:margin-bottom="0cm" style:contextual-spacing="false"/>
    </style:style>
    <style:style style:name="P49" style:family="paragraph" style:parent-style-name="Text_20_body" style:list-style-name="L24"/>
    <style:style style:name="P50" style:family="paragraph" style:parent-style-name="Text_20_body" style:list-style-name="L24">
      <style:paragraph-properties fo:margin-top="0cm" fo:margin-bottom="0cm" style:contextual-spacing="false"/>
    </style:style>
    <style:style style:name="P51" style:family="paragraph" style:parent-style-name="Text_20_body" style:list-style-name="L25"/>
    <style:style style:name="P52" style:family="paragraph" style:parent-style-name="Text_20_body" style:list-style-name="L25">
      <style:paragraph-properties fo:margin-top="0cm" fo:margin-bottom="0cm" style:contextual-spacing="false"/>
    </style:style>
    <style:style style:name="P53" style:family="paragraph" style:parent-style-name="Text_20_body" style:list-style-name="L26"/>
    <style:style style:name="P54" style:family="paragraph" style:parent-style-name="Text_20_body" style:list-style-name="L26">
      <style:paragraph-properties fo:margin-top="0cm" fo:margin-bottom="0cm" style:contextual-spacing="false"/>
    </style:style>
    <style:style style:name="P55" style:family="paragraph" style:parent-style-name="Text_20_body" style:list-style-name="L27"/>
    <style:style style:name="P56" style:family="paragraph" style:parent-style-name="Text_20_body" style:list-style-name="L27">
      <style:paragraph-properties fo:margin-top="0cm" fo:margin-bottom="0cm" style:contextual-spacing="false"/>
    </style:style>
    <style:style style:name="P57" style:family="paragraph" style:parent-style-name="Text_20_body" style:list-style-name="L28"/>
    <style:style style:name="P58" style:family="paragraph" style:parent-style-name="Text_20_body" style:list-style-name="L28">
      <style:paragraph-properties fo:margin-top="0cm" fo:margin-bottom="0cm" style:contextual-spacing="false"/>
    </style:style>
    <style:style style:name="T1" style:family="text">
      <style:text-properties fo:color="#383a42" loext:opacity="100%" style:font-name="var font-mono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🗺️ HARSHA'S DATA ENGINEERING JOURNEY - SIMPLIFIED BLUEPRINT</text:h>
      <text:p text:style-name="Text_20_body"><text:span text:style-name="Strong_20_Emphasis">Duration:</text:span> 60 Days (Nov 4, 2025 - Jan 12, 2026)<text:line-break/><text:span text:style-name="Strong_20_Emphasis">Goal:</text:span> Land Data Engineer Role @ ₹8-12 LPA<text:line-break/><text:span text:style-name="Strong_20_Emphasis">Current:</text:span> Day 9/60 Complete ✅</text:p>
      <text:p text:style-name="Horizontal_20_Line"/>
      <text:h text:style-name="Heading_20_2" text:outline-level="2">📊 QUICK OVERVIEW</text:h>
      <text:p text:style-name="Text_20_body"><text:span text:style-name="Strong_20_Emphasis">Daily Time:</text:span> 80 minutes</text:p>
      <text:list xml:id="list2643627443" text:style-name="L1">
        <text:list-item>
          <text:p text:style-name="P4">Build (30 min) → Understand (20 min) → Practice (10 min) → DSA (20 min) </text:p>
        </text:list-item>
      </text:list>
      <text:p text:style-name="Text_20_body"><text:span text:style-name="Strong_20_Emphasis">Weekly Pattern:</text:span></text:p>
      <text:list xml:id="list294206602" text:style-name="L2">
        <text:list-item>
          <text:p text:style-name="P6">Mon-Fri: Projects + DSA </text:p>
        </text:list-item>
        <text:list-item>
          <text:p text:style-name="P6">Saturday: Bigger project </text:p>
        </text:list-item>
        <text:list-item>
          <text:p text:style-name="P5">Sunday: Review + Planning </text:p>
        </text:list-item>
      </text:list>
      <text:p text:style-name="Text_20_body"><text:span text:style-name="Strong_20_Emphasis">Tracking:</text:span></text:p>
      <text:list xml:id="list344761133" text:style-name="L3">
        <text:list-item>
          <text:p text:style-name="P8">Update GitHub JOURNEY.md daily (5 min) </text:p>
        </text:list-item>
        <text:list-item>
          <text:p text:style-name="P7">Report to mentor every 3-4 days </text:p>
        </text:list-item>
      </text:list>
      <text:p text:style-name="Horizontal_20_Line"/>
      <text:h text:style-name="Heading_20_2" text:outline-level="2">📅 60-DAY ROADMAP</text:h>
      <text:h text:style-name="Heading_20_3" text:outline-level="3"><text:span text:style-name="Strong_20_Emphasis">PHASE 1: FOUNDATION (Days 1-21)</text:span></text:h>
      <text:h text:style-name="Heading_20_4" text:outline-level="4"><text:span text:style-name="Strong_20_Emphasis">Week 1: Setup &amp; First Project</text:span> ✅ COMPLETE</text:h>
      <text:list xml:id="list2607603482" text:style-name="L4">
        <text:list-item>
          <text:p text:style-name="P10">Day 1: AWS Setup </text:p>
        </text:list-item>
        <text:list-item>
          <text:p text:style-name="P10">Day 2: SQL Practice (8 problems) </text:p>
        </text:list-item>
        <text:list-item>
          <text:p text:style-name="P10">Day 3: Python Pandas </text:p>
        </text:list-item>
        <text:list-item>
          <text:p text:style-name="P10">Day 4: Sales Pipeline Project </text:p>
        </text:list-item>
        <text:list-item>
          <text:p text:style-name="P10">Day 5: GitHub Portfolio </text:p>
        </text:list-item>
        <text:list-item>
          <text:p text:style-name="P10">Day 6: LinkedIn Profile </text:p>
        </text:list-item>
        <text:list-item>
          <text:p text:style-name="P9">Day 7: Week Review </text:p>
        </text:list-item>
      </text:list>
      <text:p text:style-name="Text_20_body"><text:span text:style-name="Strong_20_Emphasis">Output:</text:span> AWS account, GitHub live, 1 project, 9 DSA problems</text:p>
      <text:p text:style-name="Horizontal_20_Line"/>
      <text:h text:style-name="Heading_20_4" text:outline-level="4"><text:span text:style-name="Strong_20_Emphasis">Week 2: Data Cleaning &amp; APIs</text:span> 🔄 IN PROGRESS</text:h>
      <text:list xml:id="list3243547243" text:style-name="L5">
        <text:list-item>
          <text:p text:style-name="P12">Day 8: Weather Analyzer ✅ </text:p>
        </text:list-item>
        <text:list-item>
          <text:p text:style-name="P12">Day 9: Customer ETL (data cleaning) ✅ </text:p>
        </text:list-item>
        <text:list-item>
          <text:p text:style-name="P12">Day 10: API Data Pipeline 📍 NEXT </text:p>
        </text:list-item>
        <text:list-item>
          <text:p text:style-name="P12"><text:soft-page-break/>Day 11: AWS Lambda </text:p>
        </text:list-item>
        <text:list-item>
          <text:p text:style-name="P12">Day 12: Data Visualization </text:p>
        </text:list-item>
        <text:list-item>
          <text:p text:style-name="P12">Day 13: Airflow Basics </text:p>
        </text:list-item>
        <text:list-item>
          <text:p text:style-name="P11">Day 14: Week Review </text:p>
        </text:list-item>
      </text:list>
      <text:p text:style-name="Text_20_body"><text:span text:style-name="Strong_20_Emphasis">Output:</text:span> 5 projects total, APIs, cloud functions, orchestration</text:p>
      <text:p text:style-name="Horizontal_20_Line"/>
      <text:h text:style-name="Heading_20_4" text:outline-level="4"><text:span text:style-name="Strong_20_Emphasis">Week 3: Advanced SQL &amp; Real-time</text:span></text:h>
      <text:list xml:id="list1241637814" text:style-name="L6">
        <text:list-item>
          <text:p text:style-name="P14">Day 15: SQL Advanced (JOINs, CTEs) </text:p>
        </text:list-item>
        <text:list-item>
          <text:p text:style-name="P14">Day 16: Database Design </text:p>
        </text:list-item>
        <text:list-item>
          <text:p text:style-name="P14">Day 17: Real-time Data Streaming </text:p>
        </text:list-item>
        <text:list-item>
          <text:p text:style-name="P14">Day 18: Data Quality Pipeline </text:p>
        </text:list-item>
        <text:list-item>
          <text:p text:style-name="P14">Day 19: Integration Project (combine all skills) </text:p>
        </text:list-item>
        <text:list-item>
          <text:p text:style-name="P14">Day 20: Portfolio Polish </text:p>
        </text:list-item>
        <text:list-item>
          <text:p text:style-name="P13">Day 21: Phase 1 Review </text:p>
        </text:list-item>
      </text:list>
      <text:p text:style-name="Text_20_body"><text:span text:style-name="Strong_20_Emphasis">Output:</text:span> Advanced SQL, 8+ projects, strong portfolio</text:p>
      <text:p text:style-name="Horizontal_20_Line"/>
      <text:h text:style-name="Heading_20_3" text:outline-level="3"><text:span text:style-name="Strong_20_Emphasis">PHASE 2: ACCELERATION (Days 22-42)</text:span></text:h>
      <text:h text:style-name="Heading_20_4" text:outline-level="4"><text:span text:style-name="Strong_20_Emphasis">Week 4: Cloud &amp; Big Data</text:span></text:h>
      <text:list xml:id="list2536574274" text:style-name="L7">
        <text:list-item>
          <text:p text:style-name="P16">Day 22: AWS RDS </text:p>
        </text:list-item>
        <text:list-item>
          <text:p text:style-name="P16">Day 23: AWS Glue </text:p>
        </text:list-item>
        <text:list-item>
          <text:p text:style-name="P16">Day 24: S3 Data Lake </text:p>
        </text:list-item>
        <text:list-item>
          <text:p text:style-name="P16">Day 25: Big Data Concepts </text:p>
        </text:list-item>
        <text:list-item>
          <text:p text:style-name="P16">Day 26: Data Partitioning </text:p>
        </text:list-item>
        <text:list-item>
          <text:p text:style-name="P16">Day 27: Full AWS Pipeline </text:p>
        </text:list-item>
        <text:list-item>
          <text:p text:style-name="P15">Day 28: Week Review </text:p>
        </text:list-item>
      </text:list>
      <text:p text:style-name="Text_20_body"><text:span text:style-name="Strong_20_Emphasis">Output:</text:span> Cloud architecture, AWS mastery</text:p>
      <text:p text:style-name="Horizontal_20_Line"/>
      <text:h text:style-name="Heading_20_4" text:outline-level="4"><text:span text:style-name="Strong_20_Emphasis">Week 5: Production Pipelines</text:span></text:h>
      <text:list xml:id="list2927028770" text:style-name="L8">
        <text:list-item>
          <text:p text:style-name="P18">Day 29: Airflow Advanced </text:p>
        </text:list-item>
        <text:list-item>
          <text:p text:style-name="P18">Day 30: Scheduled Jobs </text:p>
        </text:list-item>
        <text:list-item>
          <text:p text:style-name="P18">Day 31: Error Handling </text:p>
        </text:list-item>
        <text:list-item>
          <text:p text:style-name="P18">Day 32: Pipeline Monitoring </text:p>
        </text:list-item>
        <text:list-item>
          <text:p text:style-name="P18">Day 33: dbt Basics </text:p>
        </text:list-item>
        <text:list-item>
          <text:p text:style-name="P18">Day 34: Integration Project </text:p>
        </text:list-item>
        <text:list-item>
          <text:p text:style-name="P17">Day 35: Week Review </text:p>
        </text:list-item>
      </text:list>
      <text:p text:style-name="Text_20_body"><text:span text:style-name="Strong_20_Emphasis">Output:</text:span> Production-ready pipelines, monitoring</text:p>
      <text:p text:style-name="Horizontal_20_Line"/>
      <text:h text:style-name="Heading_20_4" text:outline-level="4"><text:soft-page-break/><text:span text:style-name="Strong_20_Emphasis">Week 6: Specialization</text:span></text:h>
      <text:p text:style-name="Text_20_body">Pick your focus: Analytics Engineering, ML Pipelines, or Real-time Processing</text:p>
      <text:list xml:id="list2540588308" text:style-name="L9">
        <text:list-item>
          <text:p text:style-name="P20">Day 36-38: Specialization Projects (3 days) </text:p>
        </text:list-item>
        <text:list-item>
          <text:p text:style-name="P20">Day 39: Integration with Previous Skills </text:p>
        </text:list-item>
        <text:list-item>
          <text:p text:style-name="P20">Day 40: Capstone Planning </text:p>
        </text:list-item>
        <text:list-item>
          <text:p text:style-name="P20">Day 41: Capstone Build </text:p>
        </text:list-item>
        <text:list-item>
          <text:p text:style-name="P19">Day 42: Phase 2 Review </text:p>
        </text:list-item>
      </text:list>
      <text:p text:style-name="Text_20_body"><text:span text:style-name="Strong_20_Emphasis">Output:</text:span> Specialized skills, major capstone project</text:p>
      <text:p text:style-name="Horizontal_20_Line"/>
      <text:h text:style-name="Heading_20_3" text:outline-level="3"><text:span text:style-name="Strong_20_Emphasis">PHASE 3: LAUNCH (Days 43-60)</text:span></text:h>
      <text:h text:style-name="Heading_20_4" text:outline-level="4"><text:span text:style-name="Strong_20_Emphasis">Week 7: Job Prep</text:span></text:h>
      <text:list xml:id="list1043592182" text:style-name="L10">
        <text:list-item>
          <text:p text:style-name="P22">Day 43: Resume Building (ATS optimized) </text:p>
        </text:list-item>
        <text:list-item>
          <text:p text:style-name="P22">Day 44: Portfolio Final Polish </text:p>
        </text:list-item>
        <text:list-item>
          <text:p text:style-name="P22">Day 45: Cover Letters (5 versions) </text:p>
        </text:list-item>
        <text:list-item>
          <text:p text:style-name="P22">Day 46: Apply to 20 Companies </text:p>
        </text:list-item>
        <text:list-item>
          <text:p text:style-name="P22">Day 47: Interview Prep (DE questions) </text:p>
        </text:list-item>
        <text:list-item>
          <text:p text:style-name="P22">Day 48: Mock Interviews </text:p>
        </text:list-item>
        <text:list-item>
          <text:p text:style-name="P21">Day 49: Apply to 20 More (Total: 40) </text:p>
        </text:list-item>
      </text:list>
      <text:p text:style-name="Text_20_body"><text:span text:style-name="Strong_20_Emphasis">Output:</text:span> Perfect resume, 40 applications, interview ready</text:p>
      <text:p text:style-name="Horizontal_20_Line"/>
      <text:h text:style-name="Heading_20_4" text:outline-level="4"><text:span text:style-name="Strong_20_Emphasis">Week 8: Interview Sprint</text:span></text:h>
      <text:list xml:id="list3240181543" text:style-name="L11">
        <text:list-item>
          <text:p text:style-name="P24">Day 50: Apply to 30 More (Total: 70) </text:p>
        </text:list-item>
        <text:list-item>
          <text:p text:style-name="P24">Day 51: LinkedIn Networking (20 people) </text:p>
        </text:list-item>
        <text:list-item>
          <text:p text:style-name="P24">Day 52: System Design Prep </text:p>
        </text:list-item>
        <text:list-item>
          <text:p text:style-name="P24">Day 53: SQL Interview Practice </text:p>
        </text:list-item>
        <text:list-item>
          <text:p text:style-name="P24">Day 54: Python Coding Practice </text:p>
        </text:list-item>
        <text:list-item>
          <text:p text:style-name="P24">Day 55: Apply to 30 More (Total: 100) </text:p>
        </text:list-item>
        <text:list-item>
          <text:p text:style-name="P24">Day 56: Final Review </text:p>
        </text:list-item>
        <text:list-item>
          <text:p text:style-name="P24">Day 57-59: Interviews &amp; Follow-ups </text:p>
        </text:list-item>
        <text:list-item>
          <text:p text:style-name="P23">Day 60: Journey Complete! 🎉 </text:p>
        </text:list-item>
      </text:list>
      <text:p text:style-name="Text_20_body"><text:span text:style-name="Strong_20_Emphasis">Output:</text:span> 100 applications, 5-10 interviews, 1-3 offers, JOB SECURED!</text:p>
      <text:p text:style-name="Horizontal_20_Line"/>
      <text:h text:style-name="Heading_20_2" text:outline-level="2">🎯 PROGRESS TRACKER</text:h>
      <text:h text:style-name="Heading_20_3" text:outline-level="3"><text:span text:style-name="Strong_20_Emphasis">Skill Levels by Week:</text:span></text:h>
      <text:p text:style-name="P1"><text:span text:style-name="Source_20_Text"><text:span text:style-name="T1">Week 1: <text:s/>██░░░░░░░░ 10% <text:s/>Basics</text:span></text:span></text:p>
      <text:p text:style-name="P3"><text:span text:style-name="Source_20_Text"><text:span text:style-name="T1">Week 2: <text:s/>████░░░░░░ 25% <text:s/>Multiple projects</text:span></text:span></text:p>
      <text:p text:style-name="P3"><text:span text:style-name="Source_20_Text"><text:span text:style-name="T1">Week 3: <text:s/>██████░░░░ 45% <text:s/>Advanced concepts</text:span></text:span></text:p>
      <text:p text:style-name="P3"><text:soft-page-break/><text:span text:style-name="Source_20_Text"><text:span text:style-name="T1">Week 4: <text:s/>████████░░ 65% <text:s/>Cloud skills</text:span></text:span></text:p>
      <text:p text:style-name="P3"><text:span text:style-name="Source_20_Text"><text:span text:style-name="T1">Week 5: <text:s/>█████████░ 80% <text:s/>Production pipelines</text:span></text:span></text:p>
      <text:p text:style-name="P3"><text:span text:style-name="Source_20_Text"><text:span text:style-name="T1">Week 6: <text:s/>██████████ 90% <text:s/>Specialization</text:span></text:span></text:p>
      <text:p text:style-name="P3"><text:span text:style-name="Source_20_Text"><text:span text:style-name="T1">Week 7: <text:s/>██████████ 95% <text:s/>Job ready</text:span></text:span></text:p>
      <text:p text:style-name="P2"><text:span text:style-name="Source_20_Text"><text:span text:style-name="T1">Week 8: <text:s/>██████████ 98% <text:s/>Interview ready</text:span></text:span></text:p>
      <text:h text:style-name="Heading_20_3" text:outline-level="3"><text:span text:style-name="Strong_20_Emphasis">DSA Problem Goals:</text:span></text:h>
      <text:list xml:id="list1235893264" text:style-name="L12">
        <text:list-item>
          <text:p text:style-name="P26">Week 1: 9 problems </text:p>
        </text:list-item>
        <text:list-item>
          <text:p text:style-name="P26">Week 2: 23 problems </text:p>
        </text:list-item>
        <text:list-item>
          <text:p text:style-name="P26">Week 3: 35 problems </text:p>
        </text:list-item>
        <text:list-item>
          <text:p text:style-name="P26">Week 4: 49 problems </text:p>
        </text:list-item>
        <text:list-item>
          <text:p text:style-name="P26">Week 5: 63 problems </text:p>
        </text:list-item>
        <text:list-item>
          <text:p text:style-name="P26">Week 6: 77 problems </text:p>
        </text:list-item>
        <text:list-item>
          <text:p text:style-name="P25">Week 7-8: 90+ problems </text:p>
        </text:list-item>
      </text:list>
      <text:p text:style-name="Text_20_body"><text:span text:style-name="Strong_20_Emphasis">Target:</text:span> 100 problems by Day 60</text:p>
      <text:p text:style-name="Horizontal_20_Line"/>
      <text:h text:style-name="Heading_20_2" text:outline-level="2">📂 PROJECT CHECKLIST</text:h>
      <text:p text:style-name="Text_20_body"><text:span text:style-name="Strong_20_Emphasis">Must Complete (14 projects minimum):</text:span></text:p>
      <text:p text:style-name="Text_20_body"><text:span text:style-name="Strong_20_Emphasis">Week 1-2:</text:span></text:p>
      <text:list xml:id="list566139762" text:style-name="L13">
        <text:list-item>
          <text:p text:style-name="P28">✅ Sales Data Pipeline </text:p>
        </text:list-item>
        <text:list-item>
          <text:p text:style-name="P28">✅ Weather Analyzer </text:p>
        </text:list-item>
        <text:list-item>
          <text:p text:style-name="P28">✅ Customer ETL </text:p>
        </text:list-item>
        <text:list-item>
          <text:p text:style-name="P28">⏳ API Integration </text:p>
        </text:list-item>
        <text:list-item>
          <text:p text:style-name="P28">⏳ AWS Lambda Function </text:p>
        </text:list-item>
        <text:list-item>
          <text:p text:style-name="P28">⏳ Data Visualization </text:p>
        </text:list-item>
        <text:list-item>
          <text:p text:style-name="P27">⏳ Airflow Pipeline </text:p>
        </text:list-item>
      </text:list>
      <text:p text:style-name="Text_20_body"><text:span text:style-name="Strong_20_Emphasis">Week 3-4:</text:span> 8. ⏳ SQL Advanced Queries 9. ⏳ Database Design 10. ⏳ AWS Cloud Pipeline</text:p>
      <text:p text:style-name="Text_20_body"><text:span text:style-name="Strong_20_Emphasis">Week 5-6:</text:span> 11. ⏳ Production Pipeline with Monitoring 12. ⏳ Specialization Project 13. ⏳ Integration Project 14. ⏳ Major Capstone</text:p>
      <text:p text:style-name="Horizontal_20_Line"/>
      <text:h text:style-name="Heading_20_2" text:outline-level="2">📋 WEEKLY REVIEW TEMPLATE</text:h>
      <text:p text:style-name="Text_20_body"><text:span text:style-name="Strong_20_Emphasis">Copy this every Sunday:</text:span></text:p>
      <text:p text:style-name="P1"><text:span text:style-name="Source_20_Text"><text:span text:style-name="T1">Week [X] Review</text:span></text:span></text:p>
      <text:p text:style-name="P3"/>
      <text:p text:style-name="P3"><text:span text:style-name="Source_20_Text"><text:span text:style-name="T1">Completed: __/7 days</text:span></text:span></text:p>
      <text:p text:style-name="P3"><text:span text:style-name="Source_20_Text"><text:span text:style-name="T1">Projects: [names]</text:span></text:span></text:p>
      <text:p text:style-name="P3"><text:span text:style-name="Source_20_Text"><text:span text:style-name="T1">DSA Solved: __</text:span></text:span></text:p>
      <text:p text:style-name="P3"><text:soft-page-break/><text:span text:style-name="Source_20_Text"><text:span text:style-name="T1">Hours: __</text:span></text:span></text:p>
      <text:p text:style-name="P3"/>
      <text:p text:style-name="P3"><text:span text:style-name="Source_20_Text"><text:span text:style-name="T1">Skills Gained:</text:span></text:span></text:p>
      <text:p text:style-name="P3"><text:span text:style-name="Source_20_Text"><text:span text:style-name="T1">- [Skill 1]</text:span></text:span></text:p>
      <text:p text:style-name="P3"><text:span text:style-name="Source_20_Text"><text:span text:style-name="T1">- [Skill 2]</text:span></text:span></text:p>
      <text:p text:style-name="P3"/>
      <text:p text:style-name="P3"><text:span text:style-name="Source_20_Text"><text:span text:style-name="T1">Challenges:</text:span></text:span></text:p>
      <text:p text:style-name="P3"><text:span text:style-name="Source_20_Text"><text:span text:style-name="T1">- [Challenge] - [How handled]</text:span></text:span></text:p>
      <text:p text:style-name="P3"/>
      <text:p text:style-name="P3"><text:span text:style-name="Source_20_Text"><text:span text:style-name="T1">Biggest Win:</text:span></text:span></text:p>
      <text:p text:style-name="P3"><text:span text:style-name="Source_20_Text"><text:span text:style-name="T1">- [Achievement]</text:span></text:span></text:p>
      <text:p text:style-name="P3"/>
      <text:p text:style-name="P3"><text:span text:style-name="Source_20_Text"><text:span text:style-name="T1">Next Week Focus:</text:span></text:span></text:p>
      <text:p text:style-name="P3"><text:span text:style-name="Source_20_Text"><text:span text:style-name="T1">- [Main goal]</text:span></text:span></text:p>
      <text:p text:style-name="P3"/>
      <text:p text:style-name="P3"><text:span text:style-name="Source_20_Text"><text:span text:style-name="T1">Grade: [A/B/C]</text:span></text:span></text:p>
      <text:p text:style-name="P2"><text:span text:style-name="Source_20_Text"><text:span text:style-name="T1">Confidence: __/10</text:span></text:span></text:p>
      <text:p text:style-name="Horizontal_20_Line"/>
      <text:h text:style-name="Heading_20_2" text:outline-level="2">🚨 BREAK PROTOCOL</text:h>
      <text:p text:style-name="Text_20_body"><text:span text:style-name="Strong_20_Emphasis">Allowed:</text:span></text:p>
      <text:list xml:id="list3767771515" text:style-name="L14">
        <text:list-item>
          <text:p text:style-name="P30">Family events </text:p>
        </text:list-item>
        <text:list-item>
          <text:p text:style-name="P30">Temple visits </text:p>
        </text:list-item>
        <text:list-item>
          <text:p text:style-name="P30">Illness </text:p>
        </text:list-item>
        <text:list-item>
          <text:p text:style-name="P29">Emergencies </text:p>
        </text:list-item>
      </text:list>
      <text:p text:style-name="Text_20_body"><text:span text:style-name="Strong_20_Emphasis">During Break:</text:span></text:p>
      <text:list xml:id="list3471466835" text:style-name="L15">
        <text:list-item>
          <text:p text:style-name="P32">Update GitHub: "Family Day / Sick Day" </text:p>
        </text:list-item>
        <text:list-item>
          <text:p text:style-name="P32">Resume next day </text:p>
        </text:list-item>
        <text:list-item>
          <text:p text:style-name="P31">No guilt! </text:p>
        </text:list-item>
      </text:list>
      <text:p text:style-name="Text_20_body"><text:span text:style-name="Strong_20_Emphasis">Example:</text:span></text:p>
      <text:p text:style-name="P1"><text:span text:style-name="Source_20_Text"><text:span text:style-name="T1">Day X - Family Day</text:span></text:span></text:p>
      <text:p text:style-name="P3"><text:span text:style-name="Source_20_Text"><text:span text:style-name="T1">Status: Temple visit with family</text:span></text:span></text:p>
      <text:p text:style-name="P2"><text:span text:style-name="Source_20_Text"><text:span text:style-name="T1">Tomorrow: Resume with [activity]</text:span></text:span></text:p>
      <text:p text:style-name="Horizontal_20_Line"/>
      <text:h text:style-name="Heading_20_2" text:outline-level="2">📱 DAILY ROUTINE</text:h>
      <text:p text:style-name="Text_20_body"><text:span text:style-name="Strong_20_Emphasis">Every Day (80 mins):</text:span></text:p>
      <text:list xml:id="list3965997340" text:style-name="L16">
        <text:list-item>
          <text:p text:style-name="P34">Check blueprint for today's task (2 min) </text:p>
        </text:list-item>
        <text:list-item>
          <text:p text:style-name="P34"><text:soft-page-break/>Build project (30 min) </text:p>
        </text:list-item>
        <text:list-item>
          <text:p text:style-name="P34">Read concepts (20 min) </text:p>
        </text:list-item>
        <text:list-item>
          <text:p text:style-name="P34">Modify code (10 min) </text:p>
        </text:list-item>
        <text:list-item>
          <text:p text:style-name="P34">Solve DSA (20 min) </text:p>
        </text:list-item>
        <text:list-item>
          <text:p text:style-name="P34">Update GitHub (5 min) </text:p>
        </text:list-item>
        <text:list-item>
          <text:p text:style-name="P33">Commit changes (3 min) </text:p>
        </text:list-item>
      </text:list>
      <text:p text:style-name="Text_20_body"><text:span text:style-name="Strong_20_Emphasis">Every 3-4 Days - Report:</text:span></text:p>
      <text:p text:style-name="P1"><text:span text:style-name="Source_20_Text"><text:span text:style-name="T1">Days X-Y Done! ✅</text:span></text:span></text:p>
      <text:p text:style-name="P3"/>
      <text:p text:style-name="P3"><text:span text:style-name="Source_20_Text"><text:span text:style-name="T1">Projects: [list]</text:span></text:span></text:p>
      <text:p text:style-name="P3"><text:span text:style-name="Source_20_Text"><text:span text:style-name="T1">Understanding: [what clicked]</text:span></text:span></text:p>
      <text:p text:style-name="P3"><text:span text:style-name="Source_20_Text"><text:span text:style-name="T1">DSA: [number solved]</text:span></text:span></text:p>
      <text:p text:style-name="P3"><text:span text:style-name="Source_20_Text"><text:span text:style-name="T1">GitHub: [link]</text:span></text:span></text:p>
      <text:p text:style-name="P3"><text:span text:style-name="Source_20_Text"><text:span text:style-name="T1">Feeling: [emotion]</text:span></text:span></text:p>
      <text:p text:style-name="P3"/>
      <text:p text:style-name="P2"><text:span text:style-name="Source_20_Text"><text:span text:style-name="T1">Ready for next days!</text:span></text:span></text:p>
      <text:p text:style-name="Horizontal_20_Line"/>
      <text:h text:style-name="Heading_20_2" text:outline-level="2">🎯 SUCCESS METRICS</text:h>
      <text:p text:style-name="Text_20_body"><text:span text:style-name="Strong_20_Emphasis">Minimum (Must Achieve):</text:span></text:p>
      <text:list xml:id="list762599275" text:style-name="L17">
        <text:list-item>
          <text:p text:style-name="P36">6/7 days active per week </text:p>
        </text:list-item>
        <text:list-item>
          <text:p text:style-name="P36">12+ projects by Week 6 </text:p>
        </text:list-item>
        <text:list-item>
          <text:p text:style-name="P36">60+ DSA problems by Week 6 </text:p>
        </text:list-item>
        <text:list-item>
          <text:p text:style-name="P36">GitHub activity chart green </text:p>
        </text:list-item>
        <text:list-item>
          <text:p text:style-name="P35">LinkedIn with portfolio </text:p>
        </text:list-item>
      </text:list>
      <text:p text:style-name="Text_20_body"><text:span text:style-name="Strong_20_Emphasis">Target:</text:span></text:p>
      <text:list xml:id="list827086454" text:style-name="L18">
        <text:list-item>
          <text:p text:style-name="P38">7/7 days active </text:p>
        </text:list-item>
        <text:list-item>
          <text:p text:style-name="P38">14+ projects </text:p>
        </text:list-item>
        <text:list-item>
          <text:p text:style-name="P38">80+ DSA problems </text:p>
        </text:list-item>
        <text:list-item>
          <text:p text:style-name="P38">5+ LinkedIn posts </text:p>
        </text:list-item>
        <text:list-item>
          <text:p text:style-name="P37">Network with 10+ engineers </text:p>
        </text:list-item>
      </text:list>
      <text:p text:style-name="Horizontal_20_Line"/>
      <text:h text:style-name="Heading_20_2" text:outline-level="2">🎓 RESOURCES</text:h>
      <text:p text:style-name="Text_20_body"><text:span text:style-name="Strong_20_Emphasis">Practice:</text:span></text:p>
      <text:list xml:id="list2421667305" text:style-name="L19">
        <text:list-item>
          <text:p text:style-name="P40">LeetCode (DSA) </text:p>
        </text:list-item>
        <text:list-item>
          <text:p text:style-name="P40">HackerRank (SQL) </text:p>
        </text:list-item>
        <text:list-item>
          <text:p text:style-name="P39">AWS Free Tier </text:p>
        </text:list-item>
      </text:list>
      <text:p text:style-name="Text_20_body"><text:span text:style-name="Strong_20_Emphasis">Learning:</text:span></text:p>
      <text:list xml:id="list594233530" text:style-name="L20">
        <text:list-item>
          <text:p text:style-name="P42"><text:soft-page-break/>YouTube (Seattle Data Guy) </text:p>
        </text:list-item>
        <text:list-item>
          <text:p text:style-name="P42">Official Docs (AWS, Airflow) </text:p>
        </text:list-item>
        <text:list-item>
          <text:p text:style-name="P41">GitHub (code examples) </text:p>
        </text:list-item>
      </text:list>
      <text:p text:style-name="Horizontal_20_Line"/>
      <text:h text:style-name="Heading_20_2" text:outline-level="2">💪 QUICK REMINDERS</text:h>
      <text:p text:style-name="Text_20_body"><text:span text:style-name="Strong_20_Emphasis">When Struggling:</text:span></text:p>
      <text:list xml:id="list241035865" text:style-name="L21">
        <text:list-item>
          <text:p text:style-name="P44">"I am 20. I have time." </text:p>
        </text:list-item>
        <text:list-item>
          <text:p text:style-name="P44">"Copy → Understand → Master" </text:p>
        </text:list-item>
        <text:list-item>
          <text:p text:style-name="P44">"Breaks ≠ Failure" </text:p>
        </text:list-item>
        <text:list-item>
          <text:p text:style-name="P44">"60 days will pass anyway" </text:p>
        </text:list-item>
        <text:list-item>
          <text:p text:style-name="P43">"My GitHub shows discipline" </text:p>
        </text:list-item>
      </text:list>
      <text:p text:style-name="Text_20_body"><text:span text:style-name="Strong_20_Emphasis">Daily Mantra:</text:span> "Today I build. Today I learn. Today I grow."</text:p>
      <text:p text:style-name="Horizontal_20_Line"/>
      <text:h text:style-name="Heading_20_2" text:outline-level="2">🤝 MENTOR PROTOCOL</text:h>
      <text:p text:style-name="Text_20_body"><text:span text:style-name="Strong_20_Emphasis">You Do:</text:span></text:p>
      <text:list xml:id="list1056915194" text:style-name="L22">
        <text:list-item>
          <text:p text:style-name="P46">Complete daily work (80 min) </text:p>
        </text:list-item>
        <text:list-item>
          <text:p text:style-name="P46">Update GitHub daily </text:p>
        </text:list-item>
        <text:list-item>
          <text:p text:style-name="P46">Report every 3-4 days </text:p>
        </text:list-item>
        <text:list-item>
          <text:p text:style-name="P45">Be honest about struggles </text:p>
        </text:list-item>
      </text:list>
      <text:p text:style-name="Text_20_body"><text:span text:style-name="Strong_20_Emphasis">Mentor Does:</text:span></text:p>
      <text:list xml:id="list3660624771" text:style-name="L23">
        <text:list-item>
          <text:p text:style-name="P48">Track progress </text:p>
        </text:list-item>
        <text:list-item>
          <text:p text:style-name="P48">Plan each week </text:p>
        </text:list-item>
        <text:list-item>
          <text:p text:style-name="P48">Adjust to your pace </text:p>
        </text:list-item>
        <text:list-item>
          <text:p text:style-name="P48">Celebrate wins </text:p>
        </text:list-item>
        <text:list-item>
          <text:p text:style-name="P47">Never judge </text:p>
        </text:list-item>
      </text:list>
      <text:p text:style-name="Horizontal_20_Line"/>
      <text:h text:style-name="Heading_20_2" text:outline-level="2">✅ DAY 60 CHECKLIST</text:h>
      <text:p text:style-name="Text_20_body"><text:span text:style-name="Strong_20_Emphasis">By End:</text:span></text:p>
      <text:list xml:id="list422532793" text:style-name="L24">
        <text:list-item>
          <text:p text:style-name="P50">12+ projects on GitHub </text:p>
        </text:list-item>
        <text:list-item>
          <text:p text:style-name="P50">60+ DSA problems </text:p>
        </text:list-item>
        <text:list-item>
          <text:p text:style-name="P50">Resume perfected </text:p>
        </text:list-item>
        <text:list-item>
          <text:p text:style-name="P50">100 applications sent </text:p>
        </text:list-item>
        <text:list-item>
          <text:p text:style-name="P50">5-10 interviews done </text:p>
        </text:list-item>
        <text:list-item>
          <text:p text:style-name="P50">1-3 offers received </text:p>
        </text:list-item>
        <text:list-item>
          <text:p text:style-name="P49">DATA ENGINEER ROLE! 🎉 </text:p>
        </text:list-item>
      </text:list>
      <text:p text:style-name="Horizontal_20_Line"/>
      <text:h text:style-name="Heading_20_2" text:outline-level="2"><text:soft-page-break/>🎉 CELEBRATION MILESTONES</text:h>
      <text:p text:style-name="P1"><text:span text:style-name="Source_20_Text"><text:span text:style-name="T1">Day 7: <text:s/>Week 1 complete</text:span></text:span></text:p>
      <text:p text:style-name="P3"><text:span text:style-name="Source_20_Text"><text:span text:style-name="T1">Day 14: Week 2 complete</text:span></text:span></text:p>
      <text:p text:style-name="P3"><text:span text:style-name="Source_20_Text"><text:span text:style-name="T1">Day 21: Foundation complete</text:span></text:span></text:p>
      <text:p text:style-name="P3"><text:span text:style-name="Source_20_Text"><text:span text:style-name="T1">Day 30: Halfway!</text:span></text:span></text:p>
      <text:p text:style-name="P3"><text:span text:style-name="Source_20_Text"><text:span text:style-name="T1">Day 42: Advanced skills complete</text:span></text:span></text:p>
      <text:p text:style-name="P3"><text:span text:style-name="Source_20_Text"><text:span text:style-name="T1">Day 50: First interview</text:span></text:span></text:p>
      <text:p text:style-name="P3"><text:span text:style-name="Source_20_Text"><text:span text:style-name="T1">Day 55: First offer</text:span></text:span></text:p>
      <text:p text:style-name="P2"><text:span text:style-name="Source_20_Text"><text:span text:style-name="T1">Day 60: JOURNEY COMPLETE! 🎊</text:span></text:span></text:p>
      <text:p text:style-name="Horizontal_20_Line"/>
      <text:h text:style-name="Heading_20_2" text:outline-level="2">📊 CURRENT STATUS</text:h>
      <text:p text:style-name="Text_20_body"><text:span text:style-name="Strong_20_Emphasis">Today:</text:span> Day 9/60<text:line-break/><text:span text:style-name="Strong_20_Emphasis">Progress:</text:span> 15% complete<text:line-break/><text:span text:style-name="Strong_20_Emphasis">Phase:</text:span> 1 (Foundation)<text:line-break/><text:span text:style-name="Strong_20_Emphasis">Week:</text:span> 2 (Building &amp; Understanding)<text:line-break/><text:span text:style-name="Strong_20_Emphasis">Next:</text:span> Day 10 - API Data Pipeline</text:p>
      <text:p text:style-name="Text_20_body"><text:span text:style-name="Strong_20_Emphasis">Recent Wins:</text:span></text:p>
      <text:list xml:id="list235186379" text:style-name="L25">
        <text:list-item>
          <text:p text:style-name="P52">✅ Weather Analyzer built </text:p>
        </text:list-item>
        <text:list-item>
          <text:p text:style-name="P52">✅ Customer ETL mastered </text:p>
        </text:list-item>
        <text:list-item>
          <text:p text:style-name="P52">✅ Data cleaning concepts learned </text:p>
        </text:list-item>
        <text:list-item>
          <text:p text:style-name="P51">✅ Modified code myself! </text:p>
        </text:list-item>
      </text:list>
      <text:p text:style-name="Text_20_body"><text:span text:style-name="Strong_20_Emphasis">Momentum:</text:span> STRONG 🔥🔥🔥</text:p>
      <text:p text:style-name="Horizontal_20_Line"/>
      <text:h text:style-name="Heading_20_2" text:outline-level="2">🗺️ HOW TO USE</text:h>
      <text:p text:style-name="Text_20_body"><text:span text:style-name="Strong_20_Emphasis">For New Chat:</text:span></text:p>
      <text:list xml:id="list13888647" text:style-name="L26">
        <text:list-item>
          <text:p text:style-name="P54">Say: "Check blueprint - I'm on Day [X]" </text:p>
        </text:list-item>
        <text:list-item>
          <text:p text:style-name="P54">Mentor checks this document </text:p>
        </text:list-item>
        <text:list-item>
          <text:p text:style-name="P54">Mentor gives detailed Day [X] plan </text:p>
        </text:list-item>
        <text:list-item>
          <text:p text:style-name="P54">You execute </text:p>
        </text:list-item>
        <text:list-item>
          <text:p text:style-name="P53">Repeat! </text:p>
        </text:list-item>
      </text:list>
      <text:p text:style-name="Text_20_body"><text:span text:style-name="Strong_20_Emphasis">For Daily Work:</text:span></text:p>
      <text:list xml:id="list2965729940" text:style-name="L27">
        <text:list-item>
          <text:p text:style-name="P56">Find current week in blueprint </text:p>
        </text:list-item>
        <text:list-item>
          <text:p text:style-name="P56">See today's focus </text:p>
        </text:list-item>
        <text:list-item>
          <text:p text:style-name="P56">Do the 80-min routine </text:p>
        </text:list-item>
        <text:list-item>
          <text:p text:style-name="P56">Update GitHub </text:p>
        </text:list-item>
        <text:list-item>
          <text:p text:style-name="P55">Stay on track! </text:p>
        </text:list-item>
      </text:list>
      <text:p text:style-name="Horizontal_20_Line"/>
      <text:h text:style-name="Heading_20_2" text:outline-level="2"><text:soft-page-break/>💾 SAVE THIS AS</text:h>
      <text:p text:style-name="Text_20_body"><text:span text:style-name="Strong_20_Emphasis">Filename:</text:span> <text:span text:style-name="Source_20_Text">Harsha_DE_Blueprint_Simple.md</text:span></text:p>
      <text:p text:style-name="Text_20_body"><text:span text:style-name="Strong_20_Emphasis">Save to:</text:span></text:p>
      <text:list xml:id="list1592423425" text:style-name="L28">
        <text:list-item>
          <text:p text:style-name="P58">Google Drive </text:p>
        </text:list-item>
        <text:list-item>
          <text:p text:style-name="P58">Local computer </text:p>
        </text:list-item>
        <text:list-item>
          <text:p text:style-name="P58">GitHub repo </text:p>
        </text:list-item>
        <text:list-item>
          <text:p text:style-name="P57">Claude preferences </text:p>
        </text:list-item>
      </text:list>
      <text:p text:style-name="Horizontal_20_Line"/>
      <text:h text:style-name="Heading_20_2" text:outline-level="2">🚀 YOU'RE ON DAY 9</text:h>
      <text:p text:style-name="Text_20_body"><text:span text:style-name="Strong_20_Emphasis">Completed:</text:span> 15% of journey<text:line-break/><text:span text:style-name="Strong_20_Emphasis">Remaining:</text:span> 51 days<text:line-break/><text:span text:style-name="Strong_20_Emphasis">Next Up:</text:span> API Data Pipeline (Day 10)</text:p>
      <text:p text:style-name="Text_20_body"><text:span text:style-name="Strong_20_Emphasis">Your path is clear. Now walk it!</text:span> 💪</text:p>
      <text:p text:style-name="Horizontal_20_Line"/>
      <text:p text:style-name="Text_20_body"><text:span text:style-name="Strong_20_Emphasis">END OF SIMPLIFIED BLUEPRINT</text:span></text:p>
      <text:p text:style-name="Text_20_body"><text:span text:style-name="Emphasis">This is your GPS. Follow it daily. Report regularly. Success awaits!</text:span> 🎯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ar font-mono" svg:font-family="'var font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25T10:33:14.963000000</meta:creation-date>
    <dc:date>2025-11-25T10:33:50.429000000</dc:date>
    <meta:editing-duration>PT36S</meta:editing-duration>
    <meta:editing-cycles>1</meta:editing-cycles>
    <meta:generator>LibreOffice/7.3.3.2$Windows_X86_64 LibreOffice_project/d1d0ea68f081ee2800a922cac8f79445e4603348</meta:generator>
    <meta:document-statistic meta:table-count="0" meta:image-count="0" meta:object-count="0" meta:page-count="9" meta:paragraph-count="262" meta:word-count="1301" meta:character-count="7003" meta:non-whitespace-character-count="5947"/>
  </office:meta>
</office:document-meta>
</file>